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7cm" fo:min-width="1.6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7cm" fo:min-width="1.39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7cm" fo:min-width="3.29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7cm" fo:min-width="4.6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6cm" fo:min-width="3.7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7cm" fo:min-width="3.44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7cm" fo:min-width="5.318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.461cm" svg:y1="4.457cm" svg:x2="17.461cm" svg:y2="20.967cm">
          <text:p/>
        </draw:line>
        <draw:line draw:style-name="gr1" draw:text-style-name="P1" draw:layer="layout" svg:x1="12.381cm" svg:y1="4.457cm" svg:x2="12.381cm" svg:y2="20.967cm">
          <text:p/>
        </draw:line>
        <draw:line draw:style-name="gr1" draw:text-style-name="P1" draw:layer="layout" svg:x1="12.381cm" svg:y1="19.062cm" svg:x2="17.461cm" svg:y2="19.062cm">
          <text:p/>
        </draw:line>
        <draw:line draw:style-name="gr1" draw:text-style-name="P1" draw:layer="layout" svg:x1="12.381cm" svg:y1="16.522cm" svg:x2="17.461cm" svg:y2="16.522cm">
          <text:p/>
        </draw:line>
        <draw:line draw:style-name="gr1" draw:text-style-name="P1" draw:layer="layout" svg:x1="12.381cm" svg:y1="13.982cm" svg:x2="17.461cm" svg:y2="13.982cm">
          <text:p/>
        </draw:line>
        <draw:line draw:style-name="gr1" draw:text-style-name="P1" draw:layer="layout" svg:x1="12.381cm" svg:y1="11.442cm" svg:x2="17.461cm" svg:y2="11.442cm">
          <text:p/>
        </draw:line>
        <draw:line draw:style-name="gr1" draw:text-style-name="P1" draw:layer="layout" svg:x1="12.381cm" svg:y1="8.902cm" svg:x2="17.461cm" svg:y2="8.902cm">
          <text:p/>
        </draw:line>
        <draw:line draw:style-name="gr1" draw:text-style-name="P1" draw:layer="layout" svg:x1="12.381cm" svg:y1="6.362cm" svg:x2="17.461cm" svg:y2="6.362cm">
          <text:p/>
        </draw:line>
        <draw:custom-shape draw:style-name="gr2" draw:text-style-name="P1" draw:layer="layout" svg:width="1.905cm" svg:height="1.27cm" svg:x="9.206cm" svg:y="17.157cm">
          <text:p/>
          <draw:enhanced-geometry svg:viewBox="0 0 21600 21600" draw:text-areas="0 0 21600 21600" draw:mirror-horizontal="false" draw:mirror-vertical="false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905cm" svg:height="1.27cm" svg:x="9.207cm" svg:y="17.157cm">
          <text:p/>
          <draw:enhanced-geometry svg:viewBox="0 0 21600 21600" draw:text-areas="0 0 21600 21600" draw:mirror-horizontal="false" draw:mirror-vertical="false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905cm" svg:height="1.27cm" svg:x="9.206cm" svg:y="6.997cm">
          <text:p/>
          <draw:enhanced-geometry svg:viewBox="0 0 21600 21600" draw:text-areas="0 0 21600 21600" draw:mirror-horizontal="false" draw:mirror-vertical="false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905cm" svg:height="1.27cm" svg:x="9.206cm" svg:y="9.537cm">
          <text:p/>
          <draw:enhanced-geometry svg:viewBox="0 0 21600 21600" draw:text-areas="0 0 21600 21600" draw:mirror-horizontal="false" draw:mirror-vertical="false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905cm" svg:height="1.27cm" svg:x="9.207cm" svg:y="12.002cm">
          <text:p/>
          <draw:enhanced-geometry svg:viewBox="0 0 21600 21600" draw:text-areas="0 0 21600 21600" draw:mirror-horizontal="false" draw:mirror-vertical="false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905cm" svg:height="1.27cm" svg:x="9.206cm" svg:y="14.617cm">
          <text:p/>
          <draw:enhanced-geometry svg:viewBox="0 0 21600 21600" draw:text-areas="0 0 21600 21600" draw:mirror-horizontal="false" draw:mirror-vertical="false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layer="layout" svg:width="2.157cm" svg:height="0.962cm" svg:x="4.691cm" svg:y="17.157cm">
          <draw:text-box>
            <text:p>LSDA</text:p>
          </draw:text-box>
        </draw:frame>
        <draw:frame draw:style-name="gr4" draw:layer="layout" svg:width="1.916cm" svg:height="0.962cm" svg:x="4.75cm" svg:y="14.617cm">
          <draw:text-box>
            <text:p>GGA</text:p>
          </draw:text-box>
        </draw:frame>
        <draw:frame draw:style-name="gr5" draw:layer="layout" svg:width="3.846cm" svg:height="0.962cm" svg:x="4.126cm" svg:y="12.077cm">
          <draw:text-box>
            <text:p>META-GGA</text:p>
          </draw:text-box>
        </draw:frame>
        <draw:frame draw:style-name="gr6" draw:layer="layout" svg:width="5.222cm" svg:height="0.962cm" svg:x="3.491cm" svg:y="9.537cm">
          <draw:text-box>
            <text:p>Occupied Orbital</text:p>
          </draw:text-box>
        </draw:frame>
        <draw:frame draw:style-name="gr7" draw:layer="layout" svg:width="4.329cm" svg:height="0.962cm" svg:x="3.853cm" svg:y="6.997cm">
          <draw:text-box>
            <text:p>Virtual Orbital</text:p>
          </draw:text-box>
        </draw:frame>
        <draw:frame draw:style-name="gr8" draw:layer="layout" svg:width="3.99cm" svg:height="0.962cm" svg:x="13.016cm" svg:y="21.91cm">
          <draw:text-box>
            <text:p>Hatree-Fock</text:p>
          </draw:text-box>
        </draw:frame>
        <draw:frame draw:style-name="gr9" draw:layer="layout" svg:width="5.891cm" svg:height="0.962cm" svg:x="11.746cm" svg:y="2.86cm">
          <draw:text-box>
            <text:p>Chemical Accurac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Goudy Bookletter 1911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Goudy Bookletter 1911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iufenglai </meta:initial-creator>
    <meta:creation-date>2011-02-15T10:58:57</meta:creation-date>
    <dc:date>2011-02-15T11:19:31</dc:date>
    <dc:creator>liufenglai </dc:creator>
    <meta:editing-duration>PT00H05M04S</meta:editing-duration>
    <meta:editing-cycles>1</meta:editing-cycles>
    <meta:document-statistic meta:object-count="21"/>
    <meta:generator>OpenOffice.org/3.2$Unix OpenOffice.org_project/320m19$Build-9505</meta:generator>
  </office:meta>
</office:document-meta>
</file>